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b77d" officeooo:paragraph-rsid="001eb77d"/>
    </style:style>
    <style:style style:name="P2" style:family="paragraph" style:parent-style-name="Standard">
      <style:text-properties officeooo:rsid="001fa26f" officeooo:paragraph-rsid="001fa26f"/>
    </style:style>
    <style:style style:name="P3" style:family="paragraph" style:parent-style-name="Standard">
      <style:text-properties fo:font-weight="bold" officeooo:rsid="001fa26f" officeooo:paragraph-rsid="001fa26f" style:font-weight-asian="bold" style:font-weight-complex="bold"/>
    </style:style>
    <style:style style:name="P4" style:family="paragraph" style:parent-style-name="Standard">
      <style:text-properties fo:font-weight="bold" officeooo:rsid="00242af8" officeooo:paragraph-rsid="00242af8" style:font-weight-asian="bold" style:font-weight-complex="bold"/>
    </style:style>
    <style:style style:name="P5" style:family="paragraph" style:parent-style-name="Standard">
      <style:text-properties fo:font-weight="bold" officeooo:rsid="0025e707" officeooo:paragraph-rsid="0025e707" style:font-weight-asian="bold" style:font-weight-complex="bold"/>
    </style:style>
    <style:style style:name="P6" style:family="paragraph" style:parent-style-name="Standard">
      <style:text-properties fo:font-weight="bold" officeooo:rsid="002dcd24" officeooo:paragraph-rsid="002dcd24" style:font-weight-asian="bold" style:font-weight-complex="bold"/>
    </style:style>
    <style:style style:name="P7" style:family="paragraph" style:parent-style-name="Standard">
      <style:text-properties fo:font-weight="bold" officeooo:rsid="002e9fdf" officeooo:paragraph-rsid="002e9fdf" style:font-weight-asian="bold" style:font-weight-complex="bold"/>
    </style:style>
    <style:style style:name="P8" style:family="paragraph" style:parent-style-name="Standard">
      <style:text-properties fo:font-weight="bold" officeooo:rsid="002fa32c" officeooo:paragraph-rsid="002fa32c" style:font-weight-asian="bold" style:font-weight-complex="bold"/>
    </style:style>
    <style:style style:name="P9" style:family="paragraph" style:parent-style-name="Standard">
      <style:text-properties fo:font-weight="normal" officeooo:rsid="00242af8" officeooo:paragraph-rsid="00242af8" style:font-weight-asian="normal" style:font-weight-complex="normal"/>
    </style:style>
    <style:style style:name="P10" style:family="paragraph" style:parent-style-name="Standard">
      <style:text-properties fo:font-weight="normal" officeooo:rsid="0025e707" officeooo:paragraph-rsid="0025e707" style:font-weight-asian="normal" style:font-weight-complex="normal"/>
    </style:style>
    <style:style style:name="P11" style:family="paragraph" style:parent-style-name="Standard">
      <style:text-properties fo:font-weight="normal" officeooo:rsid="002776b7" officeooo:paragraph-rsid="002776b7" style:font-weight-asian="normal" style:font-weight-complex="normal"/>
    </style:style>
    <style:style style:name="P12" style:family="paragraph" style:parent-style-name="Standard">
      <style:text-properties fo:font-weight="normal" officeooo:rsid="002dcd24" officeooo:paragraph-rsid="002dcd24" style:font-weight-asian="normal" style:font-weight-complex="normal"/>
    </style:style>
    <style:style style:name="P13" style:family="paragraph" style:parent-style-name="Standard">
      <style:text-properties fo:font-weight="normal" officeooo:rsid="002e9fdf" officeooo:paragraph-rsid="002e9fdf" style:font-weight-asian="normal" style:font-weight-complex="normal"/>
    </style:style>
    <style:style style:name="P14" style:family="paragraph" style:parent-style-name="Standard">
      <style:text-properties fo:font-weight="normal" officeooo:rsid="002f8af3" officeooo:paragraph-rsid="002f8af3" style:font-weight-asian="normal" style:font-weight-complex="normal"/>
    </style:style>
    <style:style style:name="P15" style:family="paragraph" style:parent-style-name="Standard">
      <style:text-properties fo:font-weight="normal" officeooo:rsid="002fa32c" officeooo:paragraph-rsid="002fa32c" style:font-weight-asian="normal" style:font-weight-complex="normal"/>
    </style:style>
    <style:style style:name="P16" style:family="paragraph" style:parent-style-name="Standard">
      <style:paragraph-properties style:line-height-at-least="0.503cm"/>
      <style:text-properties fo:font-weight="normal" officeooo:rsid="002fa32c" style:font-weight-asian="normal" style:font-weight-complex="normal"/>
    </style:style>
    <style:style style:name="P17" style:family="paragraph" style:parent-style-name="Standard">
      <style:text-properties fo:font-weight="normal" officeooo:rsid="003102d3" officeooo:paragraph-rsid="003102d3" style:font-weight-asian="normal" style:font-weight-complex="normal"/>
    </style:style>
    <style:style style:name="P18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9" style:family="paragraph" style:parent-style-name="Standard">
      <style:text-properties fo:color="#000000" style:font-name="Droid Sans Mono" fo:font-size="10.5pt" fo:font-weight="normal" officeooo:rsid="001fa26f" officeooo:paragraph-rsid="001fa26f" fo:background-color="#ffffff"/>
    </style:style>
    <style:style style:name="P20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e"/>
    </style:style>
    <style:style style:name="P21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2fa32c" fo:background-color="#fffffe" style:font-weight-asian="normal" style:font-weight-complex="normal"/>
    </style:style>
    <style:style style:name="P22" style:family="paragraph" style:parent-style-name="Standard">
      <style:text-properties fo:color="#000000" style:font-name="Droid Sans Mono" fo:font-size="10.5pt" fo:font-weight="normal" officeooo:rsid="002dcd24" officeooo:paragraph-rsid="002dcd24" fo:background-color="#fffffe" style:font-weight-asian="bold" style:font-weight-complex="bold"/>
    </style:style>
    <style:style style:name="P23" style:family="paragraph" style:parent-style-name="Standard">
      <style:paragraph-properties style:line-height-at-least="0.503cm"/>
      <style:text-properties fo:color="#000000" fo:background-color="#ffffff"/>
    </style:style>
    <style:style style:name="P24" style:family="paragraph" style:parent-style-name="Standard">
      <style:paragraph-properties style:line-height-at-least="0.503cm"/>
      <style:text-properties fo:color="#000000" fo:background-color="#fff200"/>
    </style:style>
    <style:style style:name="P25" style:family="paragraph" style:parent-style-name="Standard">
      <style:paragraph-properties style:line-height-at-least="0.503cm"/>
      <style:text-properties fo:color="#000000" fo:background-color="#fffffe"/>
    </style:style>
    <style:style style:name="P26" style:family="paragraph" style:parent-style-name="Standard">
      <style:paragraph-properties style:line-height-at-least="0.503cm"/>
    </style:style>
    <style:style style:name="P27" style:family="paragraph" style:parent-style-name="Standard">
      <style:text-properties officeooo:rsid="0022bd32" officeooo:paragraph-rsid="0022bd32"/>
    </style:style>
    <style:style style:name="P28" style:family="paragraph" style:parent-style-name="Standard">
      <style:text-properties officeooo:rsid="00291e16" officeooo:paragraph-rsid="00291e16"/>
    </style:style>
    <style:style style:name="P29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e"/>
    </style:style>
    <style:style style:name="P30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31" style:family="paragraph" style:parent-style-name="Standard">
      <style:text-properties fo:color="#008000" style:font-name="Droid Sans Mono" fo:font-size="10.5pt" fo:font-weight="normal" officeooo:rsid="002f8af3" officeooo:paragraph-rsid="002f8af3" fo:background-color="#ffffff" style:font-weight-asian="normal" style:font-weight-complex="normal"/>
    </style:style>
    <style:style style:name="T1" style:family="text">
      <style:text-properties officeooo:rsid="001fa26f"/>
    </style:style>
    <style:style style:name="T2" style:family="text">
      <style:text-properties style:font-name="Droid Sans Mono" fo:font-size="10.5pt" fo:font-weight="normal"/>
    </style:style>
    <style:style style:name="T3" style:family="text">
      <style:text-properties fo:color="#000000" style:font-name="Droid Sans Mono" fo:font-size="10.5pt" fo:font-weight="normal" fo:background-color="#fffffe" loext:char-shading-value="0"/>
    </style:style>
    <style:style style:name="T4" style:family="text">
      <style:text-properties fo:color="#0451a5" style:font-name="Droid Sans Mono" fo:font-size="10.5pt" fo:font-weight="normal"/>
    </style:style>
    <style:style style:name="T5" style:family="text">
      <style:text-properties fo:color="#a31515"/>
    </style:style>
    <style:style style:name="T6" style:family="text">
      <style:text-properties fo:color="#a31515" style:font-name="Droid Sans Mono" fo:font-size="10.5pt" fo:font-weight="normal"/>
    </style:style>
    <style:style style:name="T7" style:family="text">
      <style:text-properties fo:color="#0000ff"/>
    </style:style>
    <style:style style:name="T8" style:family="text">
      <style:text-properties fo:color="#0000ff" style:font-name="Droid Sans Mono" fo:font-size="10.5pt" fo:font-weight="normal"/>
    </style:style>
    <style:style style:name="T9" style:family="text">
      <style:text-properties fo:color="#0000ff" style:font-name="Droid Sans Mono" fo:font-size="10.5pt" fo:font-weight="normal" fo:background-color="#fffffe" loext:char-shading-value="0"/>
    </style:style>
    <style:style style:name="T10" style:family="text">
      <style:text-properties fo:color="#008080"/>
    </style:style>
    <style:style style:name="T11" style:family="text">
      <style:text-properties fo:color="#008080" style:font-name="Droid Sans Mono" fo:font-size="10.5pt" fo:font-weight="normal" fo:background-color="#fffffe" loext:char-shading-value="0"/>
    </style:style>
    <style:style style:name="T12" style:family="text">
      <style:text-properties fo:color="#008000" style:font-name="Droid Sans Mono" fo:font-size="10.5pt" fo:font-weight="normal"/>
    </style:style>
    <style:style style:name="T13" style:family="text">
      <style:text-properties officeooo:rsid="0020b223"/>
    </style:style>
    <style:style style:name="T14" style:family="text">
      <style:text-properties officeooo:rsid="00214cd5"/>
    </style:style>
    <style:style style:name="T15" style:family="text">
      <style:text-properties officeooo:rsid="0025e707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87411" style:font-weight-asian="bold" style:font-weight-complex="bold"/>
    </style:style>
    <style:style style:name="T18" style:family="text">
      <style:text-properties officeooo:rsid="002b0ce0"/>
    </style:style>
    <style:style style:name="T19" style:family="text">
      <style:text-properties officeooo:rsid="002be621"/>
    </style:style>
    <style:style style:name="T20" style:family="text">
      <style:text-properties fo:color="#09885a" style:font-name="Droid Sans Mono" fo:font-size="10.5pt" fo:font-weight="normal"/>
    </style:style>
    <style:style style:name="T21" style:family="text">
      <style:text-properties officeooo:rsid="0030de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nex <text:span text:style-name="T14">Feb 5, 2019</text:span></text:p>
      <text:p text:style-name="P1"/>
      <text:p text:style-name="P28">Summary: Knex is a framework in Java that replaces direct SQL scripting by programming into “migration files” that can be <text:span text:style-name="T18">pre-coded, error checked,</text:span> and rolled back. <text:span text:style-name="T19">Migration files stored in db/migrations folder in your web project.</text:span></text:p>
      <text:p text:style-name="P28"/>
      <text:p text:style-name="P28"><text:a xlink:type="simple" xlink:href="https://knexjs.org/" text:style-name="Internet_20_link" text:visited-style-name="Visited_20_Internet_20_Link">https://knexjs.org/</text:a> </text:p>
      <text:p text:style-name="P1"/>
      <text:p text:style-name="P3">Step 1 environment <text:span text:style-name="T13">setup</text:span></text:p>
      <text:p text:style-name="P3"/>
      <text:p text:style-name="P17">$ npm i pg knex </text:p>
      <text:p text:style-name="P3"/>
      <text:p text:style-name="P1">to create DB</text:p>
      <text:p text:style-name="P1">$ createdb –echo <text:span text:style-name="T21">&lt;</text:span>knex_demo<text:span text:style-name="T21">&gt;</text:span></text:p>
      <text:p text:style-name="P1">$ knex init</text:p>
      <text:p text:style-name="P1"><text:tab/>creates the knexfile.js</text:p>
      <text:p text:style-name="P1"/>
      <text:p text:style-name="P3">Step 2 Package.Json <text:span text:style-name="T13">script editing</text:span></text:p>
      <text:p text:style-name="P19">{</text:p>
      <text:p text:style-name="P23">    <text:span text:style-name="T4">"name"</text:span><text:span text:style-name="T2">: </text:span><text:span text:style-name="T6">"express-basics"</text:span><text:span text:style-name="T2">,</text:span></text:p>
      <text:p text:style-name="P23">    <text:span text:style-name="T4">"version"</text:span><text:span text:style-name="T2">: </text:span><text:span text:style-name="T6">"0.0.1"</text:span><text:span text:style-name="T2">,</text:span></text:p>
      <text:p text:style-name="P23">    <text:span text:style-name="T4">"description"</text:span><text:span text:style-name="T2">: </text:span><text:span text:style-name="T6">"This is a server built using Express"</text:span><text:span text:style-name="T2">,</text:span></text:p>
      <text:p text:style-name="P23">    <text:span text:style-name="T4">"main"</text:span><text:span text:style-name="T2">: </text:span><text:span text:style-name="T6">"app.js"</text:span><text:span text:style-name="T2">,</text:span></text:p>
      <text:p text:style-name="P23">    <text:span text:style-name="T4">"scripts"</text:span><text:span text:style-name="T2">: {</text:span></text:p>
      <text:p text:style-name="P23">        <text:span text:style-name="T4">"sayHello"</text:span><text:span text:style-name="T2">: </text:span><text:span text:style-name="T6">"echo \"Hello\""</text:span><text:span text:style-name="T2">,</text:span></text:p>
      <text:p text:style-name="P23">        <text:span text:style-name="T4">"start"</text:span><text:span text:style-name="T2">: </text:span><text:span text:style-name="T6">"nodemon app.js"</text:span><text:span text:style-name="T2">,</text:span></text:p>
      <text:p text:style-name="P23">        <text:span text:style-name="T4">"test"</text:span><text:span text:style-name="T2">: </text:span><text:span text:style-name="T6">"echo \"Error: no test specified\" &amp;&amp; exit 1"</text:span><text:span text:style-name="T2">,</text:span></text:p>
      <text:p text:style-name="P24">        <text:span text:style-name="T4">"db:create"</text:span><text:span text:style-name="T2">: </text:span><text:span text:style-name="T6">"createdb --echo knex_demo"</text:span><text:span text:style-name="T2">,</text:span></text:p>
      <text:p text:style-name="P24">        <text:span text:style-name="T4">"db:drop"</text:span><text:span text:style-name="T2">: </text:span><text:span text:style-name="T6">"dropdb --if-exists --echo knex_demo"</text:span><text:span text:style-name="T2">,</text:span></text:p>
      <text:p text:style-name="P24">        <text:span text:style-name="T4">"db:migrate"</text:span><text:span text:style-name="T2">: </text:span><text:span text:style-name="T6">"knex migrate:latest"</text:span><text:span text:style-name="T2">,</text:span></text:p>
      <text:p text:style-name="P24">        <text:span text:style-name="T4">"db:reset"</text:span><text:span text:style-name="T2">: </text:span><text:span text:style-name="T6">"npm run db:drop &amp;&amp; npm run db:create &amp;&amp; npm run db:migrate"</text:span></text:p>
      <text:p text:style-name="P23">    <text:span text:style-name="T2">},</text:span></text:p>
      <text:p text:style-name="P23">    <text:span text:style-name="T4">"keywords"</text:span><text:span text:style-name="T2">: [</text:span></text:p>
      <text:p text:style-name="P23">        <text:span text:style-name="T6">"Express"</text:span><text:span text:style-name="T2">,</text:span></text:p>
      <text:p text:style-name="P23">        <text:span text:style-name="T6">"Http"</text:span><text:span text:style-name="T2">,</text:span></text:p>
      <text:p text:style-name="P23">        <text:span text:style-name="T6">"Server"</text:span></text:p>
      <text:p text:style-name="P23">    <text:span text:style-name="T2">],</text:span></text:p>
      <text:p text:style-name="P23">    <text:span text:style-name="T4">"author"</text:span><text:span text:style-name="T2">: </text:span><text:span text:style-name="T6">"Max Gordon"</text:span><text:span text:style-name="T2">,</text:span></text:p>
      <text:p text:style-name="P23">    <text:span text:style-name="T4">"license"</text:span><text:span text:style-name="T2">: </text:span><text:span text:style-name="T6">"ISC"</text:span><text:span text:style-name="T2">,</text:span></text:p>
      <text:p text:style-name="P23">    <text:span text:style-name="T4">"dependencies"</text:span><text:span text:style-name="T2">: {</text:span></text:p>
      <text:p text:style-name="P23">        <text:span text:style-name="T4">"cookie-parser"</text:span><text:span text:style-name="T2">: </text:span><text:span text:style-name="T6">"^1.4.3"</text:span><text:span text:style-name="T2">,</text:span></text:p>
      <text:p text:style-name="P23">        <text:span text:style-name="T4">"ejs"</text:span><text:span text:style-name="T2">: </text:span><text:span text:style-name="T6">"^2.6.1"</text:span><text:span text:style-name="T2">,</text:span></text:p>
      <text:p text:style-name="P23">        <text:span text:style-name="T4">"express"</text:span><text:span text:style-name="T2">: </text:span><text:span text:style-name="T6">"^4.16.4"</text:span><text:span text:style-name="T2">,</text:span></text:p>
      <text:p text:style-name="P23">        <text:span text:style-name="T4">"knex"</text:span><text:span text:style-name="T2">: </text:span><text:span text:style-name="T6">"^0.16.3"</text:span><text:span text:style-name="T2">,</text:span></text:p>
      <text:p text:style-name="P23">        <text:span text:style-name="T4">"morgan"</text:span><text:span text:style-name="T2">: </text:span><text:span text:style-name="T6">"^1.9.1"</text:span><text:span text:style-name="T2">,</text:span></text:p>
      <text:p text:style-name="P23">        <text:span text:style-name="T4">"pg"</text:span><text:span text:style-name="T2">: </text:span><text:span text:style-name="T6">"^7.8.0"</text:span></text:p>
      <text:p text:style-name="P23">    <text:span text:style-name="T2">},</text:span></text:p>
      <text:p text:style-name="P23">    <text:span text:style-name="T4">"devDependencies"</text:span><text:span text:style-name="T2">: {</text:span></text:p>
      <text:p text:style-name="P23">        <text:span text:style-name="T4">"nodemon"</text:span><text:span text:style-name="T2">: </text:span><text:span text:style-name="T6">"^1.18.9"</text:span></text:p>
      <text:p text:style-name="P23"><text:soft-page-break/>    <text:span text:style-name="T2">}</text:span></text:p>
      <text:p text:style-name="P18">}</text:p>
      <text:p text:style-name="P18"/>
      <text:p text:style-name="P2"><text:span text:style-name="T16">Step 3: </text:span><text:span text:style-name="T17">make a new migration file to be executed <text:s/>(instead of SQL)</text:span></text:p>
      <text:p text:style-name="P2"><text:span text:style-name="T17"/></text:p>
      <text:p text:style-name="P1"><text:span text:style-name="T1">$ </text:span>knex migrate:make CreatePosts</text:p>
      <text:p text:style-name="P1"><text:tab/><text:span text:style-name="T1">creates migrations folder in project</text:span></text:p>
      <text:p text:style-name="P1"/>
      <text:p text:style-name="P2">in the migrations/&lt;date&gt;_CreatePosts.js:</text:p>
      <text:p text:style-name="P2"/>
      <text:p text:style-name="P2"><text:span text:style-name="T3">exports.up = </text:span><text:span text:style-name="T9">function</text:span><text:span text:style-name="T3">(knex, </text:span><text:span text:style-name="T11">Promise</text:span><text:span text:style-name="T3">) {</text:span></text:p>
      <text:p text:style-name="P25">    <text:span text:style-name="T8">return</text:span><text:span text:style-name="T2"> knex.schema.createTable(</text:span><text:span text:style-name="T6">'posts'</text:span><text:span text:style-name="T2">, table =&gt; {</text:span></text:p>
      <text:p text:style-name="P25">        <text:span text:style-name="T12">// CREATE TABLE "posts"</text:span></text:p>
      <text:p text:style-name="P25">        <text:span text:style-name="T2">table.increments(</text:span><text:span text:style-name="T6">'id'</text:span><text:span text:style-name="T2">); </text:span><text:span text:style-name="T12">// create an autoincrementing column named `id` - "id" SERIAL</text:span></text:p>
      <text:p text:style-name="P25">        <text:span text:style-name="T2">table.string(</text:span><text:span text:style-name="T6">'title'</text:span><text:span text:style-name="T2">); </text:span><text:span text:style-name="T12">// "title" VARCHAR(255)</text:span></text:p>
      <text:p text:style-name="P25">        <text:span text:style-name="T2">table.text(</text:span><text:span text:style-name="T6">'content'</text:span><text:span text:style-name="T2">); </text:span><text:span text:style-name="T12">// "content" TEXT</text:span></text:p>
      <text:p text:style-name="P25">        <text:span text:style-name="T2">table.integer(</text:span><text:span text:style-name="T6">'viewCount'</text:span><text:span text:style-name="T2">); </text:span><text:span text:style-name="T12">// "viewCount" INTEGER</text:span></text:p>
      <text:p text:style-name="P25">        <text:span text:style-name="T2">table.timestamp(</text:span><text:span text:style-name="T6">'createdAt'</text:span><text:span text:style-name="T2">).defaultTo(knex.fn.now());</text:span></text:p>
      <text:p text:style-name="P25">        <text:span text:style-name="T12">// "createdAt" timestamp default to NOW()</text:span></text:p>
      <text:p text:style-name="P25">    <text:span text:style-name="T2">});</text:span></text:p>
      <text:p text:style-name="P20">};</text:p>
      <text:p text:style-name="P26"/>
      <text:p text:style-name="P20">exports.down = <text:span text:style-name="T7">function</text:span>(knex, <text:span text:style-name="T10">Promise</text:span>) {};</text:p>
      <text:p text:style-name="P20"/>
      <text:p text:style-name="P27">then run:</text:p>
      <text:p text:style-name="P27">$ knex migrate:latest </text:p>
      <text:p text:style-name="P28">OR </text:p>
      <text:p text:style-name="P28">npm run <text:a xlink:type="simple" xlink:href="db:create" text:style-name="Internet_20_link" text:visited-style-name="Visited_20_Internet_20_Link">db:create</text:a> </text:p>
      <text:p text:style-name="P28"><text:tab/>if this defined <text:s/>in your package.json script</text:p>
      <text:p text:style-name="P27"/>
      <text:p text:style-name="P4">Check in PSQL <text:span text:style-name="T15">if it worked</text:span></text:p>
      <text:p text:style-name="P4"/>
      <text:p text:style-name="P9">$ psql -d knex_demo</text:p>
      <text:p text:style-name="P9"><text:tab/>connects to knex_demo db</text:p>
      <text:p text:style-name="P9">\dt</text:p>
      <text:p text:style-name="P9"><text:tab/>shows what are the table properties as below</text:p>
      <text:p text:style-name="P9"/>
      <text:p text:style-name="P9"/>
      <text:p text:style-name="P9">[local] jdenjo@knex_demo=# \dt</text:p>
      <text:p text:style-name="P9"><text:s text:c="13"/>List of relations</text:p>
      <text:p text:style-name="P9"><text:s/>Schema | <text:s text:c="5"/>Name <text:s text:c="6"/>| Type <text:s/>| Owner</text:p>
      <text:p text:style-name="P9">--------+-----------------+-------+--------</text:p>
      <text:p text:style-name="P9"><text:s/>public | migrations <text:s text:c="5"/>| table | jdenjo</text:p>
      <text:p text:style-name="P9"><text:s/>public | migrations_lock | table | jdenjo</text:p>
      <text:p text:style-name="P9"><text:s/>public | posts <text:s text:c="10"/>| table | jdenjo</text:p>
      <text:p text:style-name="P9">(3 rows)</text:p>
      <text:p text:style-name="P10"/>
      <text:p text:style-name="P5">OPTIONAL: If you made a mistake rollack</text:p>
      <text:p text:style-name="P11">$ knex migrate:rollback</text:p>
      <text:p text:style-name="P11"/>
      <text:p text:style-name="P9"/>
      <text:p text:style-name="P9"><text:soft-page-break/></text:p>
      <text:p text:style-name="P9"/>
      <text:p text:style-name="P9"/>
      <text:p text:style-name="P9">const knex = require('./db/client');</text:p>
      <text:p text:style-name="P9"/>
      <text:p text:style-name="P9"/>
      <text:p text:style-name="P6">Adding into Database using JS</text:p>
      <text:p text:style-name="P6"/>
      <text:p text:style-name="P12">make file in DB as below and run in node:</text:p>
      <text:p text:style-name="P6"/>
      <text:p text:style-name="P22"><text:span text:style-name="T7">const</text:span> knex = require(<text:span text:style-name="T5">'./client'</text:span>);</text:p>
      <text:p text:style-name="P26"/>
      <text:p text:style-name="P20"><text:span text:style-name="T7">const</text:span> query1 = knex</text:p>
      <text:p text:style-name="P25">    <text:span text:style-name="T2">.insert({ title: </text:span><text:span text:style-name="T6">'My Post'</text:span><text:span text:style-name="T2"> })</text:span></text:p>
      <text:p text:style-name="P25">    <text:span text:style-name="T2">.into(</text:span><text:span text:style-name="T6">'posts'</text:span><text:span text:style-name="T2">)</text:span></text:p>
      <text:p text:style-name="P25">    <text:span text:style-name="T2">.returning(</text:span><text:span text:style-name="T6">'*'</text:span><text:span text:style-name="T2">);</text:span></text:p>
      <text:p text:style-name="P29">// .then(result =&gt; console.log(result));</text:p>
      <text:p text:style-name="P26"/>
      <text:p text:style-name="P20">console.log(query1.toString());</text:p>
      <text:p text:style-name="P20">query1.then(result =&gt; console.log(result));</text:p>
      <text:p text:style-name="P26"/>
      <text:p text:style-name="P20"><text:span text:style-name="T7">const</text:span> query2 = knex</text:p>
      <text:p text:style-name="P25">    <text:span text:style-name="T2">.insert([</text:span></text:p>
      <text:p text:style-name="P25">        <text:span text:style-name="T2">{ title: </text:span><text:span text:style-name="T6">'Top 5 Schools'</text:span><text:span text:style-name="T2">, content: </text:span><text:span text:style-name="T6">'Hogwarts, CodeCore, etc'</text:span><text:span text:style-name="T2"> },</text:span></text:p>
      <text:p text:style-name="P25">        <text:span text:style-name="T2">{ title: </text:span><text:span text:style-name="T6">'Top 3 Rocks'</text:span><text:span text:style-name="T2">, content: </text:span><text:span text:style-name="T6">'Diamond, ruby, amethyst'</text:span><text:span text:style-name="T2"> },</text:span></text:p>
      <text:p text:style-name="P25">        <text:span text:style-name="T2">{</text:span></text:p>
      <text:p text:style-name="P25">            <text:span text:style-name="T2">title: </text:span><text:span text:style-name="T6">'Top 3 Programming Languages'</text:span><text:span text:style-name="T2">,</text:span></text:p>
      <text:p text:style-name="P25">            <text:span text:style-name="T2">content: </text:span><text:span text:style-name="T6">'JavaScript, Ruby, PHP'</text:span><text:span text:style-name="T2">,</text:span></text:p>
      <text:p text:style-name="P25">        <text:span text:style-name="T2">},</text:span></text:p>
      <text:p text:style-name="P25">    <text:span text:style-name="T2">])</text:span></text:p>
      <text:p text:style-name="P25">    <text:span text:style-name="T2">.into(</text:span><text:span text:style-name="T6">'posts'</text:span><text:span text:style-name="T2">)</text:span></text:p>
      <text:p text:style-name="P25">    <text:span text:style-name="T2">.returning(</text:span><text:span text:style-name="T6">'*'</text:span><text:span text:style-name="T2">);</text:span></text:p>
      <text:p text:style-name="P29">// .then(result =&gt; console.log(result));</text:p>
      <text:p text:style-name="P20">console.log(query2.toString());</text:p>
      <text:p text:style-name="P20">query2.then(result =&gt; console.log(result));</text:p>
      <text:p text:style-name="P20"/>
      <text:p text:style-name="P6"/>
      <text:p text:style-name="P7">Making fake data in database</text:p>
      <text:p text:style-name="P13"/>
      <text:p text:style-name="P13">install faker</text:p>
      <text:p text:style-name="P13">$ npm i -D faker</text:p>
      <text:p text:style-name="P13"/>
      <text:p text:style-name="P13">$ knex seed:make 0000GeneratePosts</text:p>
      <text:p text:style-name="P13"><text:tab/>generate a seed file with knex in db/seeds director<text:tab/></text:p>
      <text:p text:style-name="P13"/>
      <text:p text:style-name="P14"/>
      <text:p text:style-name="P14">seed file code:</text:p>
      <text:p text:style-name="P14"/>
      <text:p text:style-name="P31">// https://github.com/marak/Faker.js/</text:p>
      <text:p text:style-name="P18"><text:span text:style-name="T7">const</text:span> faker = require(<text:span text:style-name="T5">'faker'</text:span>);</text:p>
      <text:p text:style-name="P26"><text:soft-page-break/></text:p>
      <text:p text:style-name="P30">// To run your seed files, do:</text:p>
      <text:p text:style-name="P30">// knex seed:run</text:p>
      <text:p text:style-name="P26"/>
      <text:p text:style-name="P18">exports.seed = <text:span text:style-name="T7">function</text:span>(knex, Promise) {</text:p>
      <text:p text:style-name="P23">  <text:span text:style-name="T12">// Deletes ALL existing entries</text:span></text:p>
      <text:p text:style-name="P23">  <text:span text:style-name="T8">return</text:span><text:span text:style-name="T2"> knex(</text:span><text:span text:style-name="T6">'posts'</text:span><text:span text:style-name="T2">)</text:span></text:p>
      <text:p text:style-name="P23">    <text:span text:style-name="T2">.del() </text:span><text:span text:style-name="T12">// DELETE FROM "posts"</text:span></text:p>
      <text:p text:style-name="P23">    <text:span text:style-name="T2">.then(</text:span><text:span text:style-name="T8">function</text:span><text:span text:style-name="T2">() {</text:span></text:p>
      <text:p text:style-name="P23">      <text:span text:style-name="T12">// generate an array of 1000 posts using faker</text:span></text:p>
      <text:p text:style-name="P23">      <text:span text:style-name="T8">const</text:span><text:span text:style-name="T2"> posts = Array.from({ length: </text:span><text:span text:style-name="T20">1000</text:span><text:span text:style-name="T2"> }).map(() </text:span><text:span text:style-name="T8">=&gt;</text:span><text:span text:style-name="T2"> {</text:span></text:p>
      <text:p text:style-name="P23">        <text:span text:style-name="T8">return</text:span><text:span text:style-name="T2"> {</text:span></text:p>
      <text:p text:style-name="P23">          <text:span text:style-name="T2">title: faker.company.catchPhrase(),</text:span></text:p>
      <text:p text:style-name="P23">          <text:span text:style-name="T2">content: faker.lorem.paragraph(),</text:span></text:p>
      <text:p text:style-name="P23">          <text:span text:style-name="T12">// imageUrl: faker.image.imageUrl(),</text:span></text:p>
      <text:p text:style-name="P23">          <text:span text:style-name="T2">viewCount: faker.random.number(</text:span><text:span text:style-name="T20">100</text:span><text:span text:style-name="T2">),</text:span></text:p>
      <text:p text:style-name="P23">          <text:span text:style-name="T2">createdAt: faker.date.past(),</text:span></text:p>
      <text:p text:style-name="P23">        <text:span text:style-name="T2">};</text:span></text:p>
      <text:p text:style-name="P23">      <text:span text:style-name="T2">});</text:span></text:p>
      <text:p text:style-name="P23">      <text:span text:style-name="T12">// Inserts seed entries</text:span></text:p>
      <text:p text:style-name="P23">      <text:span text:style-name="T12">// Inside of a callback passed to the then function, always</text:span></text:p>
      <text:p text:style-name="P23">      <text:span text:style-name="T12">// return the knex query that you create. EVERYTIME!!!!</text:span></text:p>
      <text:p text:style-name="P23">      <text:span text:style-name="T8">return</text:span><text:span text:style-name="T2"> knex(</text:span><text:span text:style-name="T6">'posts'</text:span><text:span text:style-name="T2">).insert(posts);</text:span></text:p>
      <text:p text:style-name="P23">    <text:span text:style-name="T2">});</text:span></text:p>
      <text:p text:style-name="P18">};</text:p>
      <text:p text:style-name="P18"/>
      <text:p text:style-name="P14"/>
      <text:p text:style-name="P8">Just using raw SQL</text:p>
      <text:p text:style-name="P8"/>
      <text:p text:style-name="P15"/>
      <text:p text:style-name="P21"><text:span text:style-name="T7">const</text:span> query3 = knex.raw(<text:span text:style-name="T5">'SELECT * FROM posts;'</text:span>);</text:p>
      <text:p text:style-name="P20">console.log(query3.toString());</text:p>
      <text:p text:style-name="P20">query3.then(result =&gt; {</text:p>
      <text:p text:style-name="P25">    <text:span text:style-name="T2">console.log(result.rows);</text:span></text:p>
      <text:p text:style-name="P25">    <text:span text:style-name="T2">knex.destroy();</text:span></text:p>
      <text:p text:style-name="P20">});</text:p>
      <text:p text:style-name="P20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09:17:42.906220134</meta:creation-date>
    <meta:generator>LibreOffice/6.0.7.3$Linux_X86_64 LibreOffice_project/00m0$Build-3</meta:generator>
    <dc:date>2019-02-05T13:21:41.133226599</dc:date>
    <meta:editing-duration>PT1H27M59S</meta:editing-duration>
    <meta:editing-cycles>12</meta:editing-cycles>
    <meta:document-statistic meta:table-count="0" meta:image-count="0" meta:object-count="0" meta:page-count="4" meta:paragraph-count="142" meta:word-count="556" meta:character-count="4519" meta:non-whitespace-character-count="3581"/>
  </office:meta>
</office:document-meta>
</file>